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8.29027777777778cm"/>
    </style:style>
    <style:style style:name="co2" style:family="table-column">
      <style:table-column-properties fo:break-before="auto" style:column-width="1.41111111111111cm"/>
    </style:style>
    <style:style style:name="co3" style:family="table-column">
      <style:table-column-properties fo:break-before="auto" style:column-width="1.09361111111111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A. mexicanum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Name of the video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nfs = number of frame per second</text:p>
          </table:table-cell>
          <table:table-cell office:value-type="string" table:style-name="ce1">
            <text:p>scale = number of pixel for 2 cm</text:p>
          </table:table-cell>
          <table:table-cell office:value-type="string" table:style-name="ce1">
            <text:p>SV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old1_pince_1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15.1564</text:p>
          </table:table-cell>
          <table:table-cell office:value-type="string" table:number-columns-spanned="1" table:number-rows-spanned="11" table:style-name="ce4">
            <text:p>6.83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gold1_pince_2_vdt_very_good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12.2854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6">
            <text:p>gold1_pince_3c_vdt_ok_cropped</text:p>
          </table:table-cell>
          <table:table-cell office:value-type="string" table:style-name="ce6">
            <text:p>A1</text:p>
          </table:table-cell>
          <table:table-cell office:value-type="float" office:value="1000" table:style-name="ce6">
            <text:p>1000</text:p>
          </table:table-cell>
          <table:table-cell office:value-type="string" table:style-name="ce6">
            <text:p>112.1116</text:p>
          </table:table-cell>
          <table:covered-table-cell/>
          <table:table-cell table:number-columns-repeated="16379" table:style-name="ce6"/>
        </table:table-row>
        <table:table-row table:style-name="ro1">
          <table:table-cell office:value-type="string" table:style-name="ce2">
            <text:p>gold1_pince_4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15.2128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pince_5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30.0346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pince_6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2">
            <text:p>125.0000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sans_pince_1_vdt_very_good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5.2128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sans_pince_2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3.1592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sans_pince_3_vdt_very_good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1.2205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sans_pince_4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2.2185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1_sans_pince_5_vdt_ok_cropped</text:p>
          </table:table-cell>
          <table:table-cell office:value-type="string" table:style-name="ce2">
            <text:p>A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3.2828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1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2040</text:p>
          </table:table-cell>
          <table:table-cell office:value-type="string" table:number-columns-spanned="1" table:number-rows-spanned="11" table:style-name="ce4">
            <text:p>6.49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2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1.2642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3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039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4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040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5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156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6_vdt_good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040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2">
            <text:p>gold3_pince_8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9.1512</text:p>
          </table:table-cell>
          <table:covered-table-cell/>
          <table:table-cell table:number-columns-repeated="16379" table:style-name="ce2"/>
        </table:table-row>
        <table:table-row table:style-name="ro1">
          <table:table-cell office:value-type="string" table:style-name="ce1">
            <text:p>gold3_sans_pince_2_vdt_good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066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3_sans_pince_3_vdt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7.035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3_sans_pince_4_vdt_good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8.207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3_sans_pince_6_vdt_very_good_cropped</text:p>
          </table:table-cell>
          <table:table-cell office:value-type="string" table:style-name="ce2">
            <text:p>A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3.1463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1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1024</text:p>
          </table:table-cell>
          <table:table-cell office:value-type="string" table:number-columns-spanned="1" table:number-rows-spanned="11" table:style-name="ce4">
            <text:p>6.53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2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1475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3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1008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4_vdt_lumiere_bof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0000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5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040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pince_6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0040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sans_pince_2_vdt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1499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sans_pince_3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6.1551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sans_pince_5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30.138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sans_pince_6_vdt_average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3.0041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gold4_sans_pince_7_vdt_good_cropped</text:p>
          </table:table-cell>
          <table:table-cell office:value-type="string" table:style-name="ce2">
            <text:p>A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1451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1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1.3342</text:p>
          </table:table-cell>
          <table:table-cell office:value-type="string" table:number-columns-spanned="1" table:number-rows-spanned="10" table:style-name="ce4">
            <text:p>7.72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2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197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4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5.351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5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3.216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6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1.2205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pince_7_vdt_ok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8.226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sans_pince_1_vdt_good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266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sans_pince_2_vdt_bof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2.3610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sans_pince_3_vdt_bof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4.1578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ind_geant_5_sans_pince_4_vdt_good_cropped</text:p>
          </table:table-cell>
          <table:table-cell office:value-type="string" table:style-name="ce2">
            <text:p>A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3.441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1_vdt_bof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6.0689</text:p>
          </table:table-cell>
          <table:table-cell office:value-type="string" table:number-columns-spanned="1" table:number-rows-spanned="11" table:style-name="ce5">
            <text:p>6.84</text:p>
          </table:table-cell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2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3.0177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3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4.0702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4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0656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5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9.2057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pince_6c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5.2128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sans_pince_1_vdt_au_vol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4.280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sans_pince_2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2.2185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sans_pince_3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1024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sans_pince_4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6.0689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office:value-type="string" table:style-name="ce1">
            <text:p>pink2_sans_pince_5_vdt_good_cropped</text:p>
          </table:table-cell>
          <table:table-cell office:value-type="string" table:style-name="ce2">
            <text:p>A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4.1578</text:p>
          </table:table-cell>
          <table:covered-table-cell/>
          <table:table-cell table:number-columns-repeated="3" table:style-name="ce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. mavortium<text:s/><text:span text:style-name="T2">&amp;</text:span><text:s/>A. tigrinum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Name of the video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nfs = number of frame per second</text:p>
          </table:table-cell>
          <table:table-cell office:value-type="string" table:style-name="ce1">
            <text:p>scale = number of pixel for 2 cm</text:p>
          </table:table-cell>
          <table:table-cell office:value-type="string" table:style-name="ce1">
            <text:p>SV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pince_seq3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0.1249</text:p>
          </table:table-cell>
          <table:table-cell office:value-type="string" table:number-columns-spanned="1" table:number-rows-spanned="6" table:style-name="ce5">
            <text:p>12.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pince_seq5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2.1763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pince_seq6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1.1237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sans_pince_seq2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8.1157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sans_pince_seq5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159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">
            <text:p>A_mavortium_ind2_sans_pince_seq7_criquet_cropped</text:p>
          </table:table-cell>
          <table:table-cell office:value-type="string" table:style-name="ce1">
            <text:p>T1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1958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1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156</text:p>
          </table:table-cell>
          <table:table-cell office:value-type="string" table:number-columns-spanned="1" table:number-rows-spanned="13" table:style-name="ce5">
            <text:p>14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_mavortium_ind3_pince_seq2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03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4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143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5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63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6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063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7b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62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pince_seq9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3.036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1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30.061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2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8.015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3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9.0620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6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0640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8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065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mavortium_ind3_sans_pince_seq9_criquet_cropped</text:p>
          </table:table-cell>
          <table:table-cell office:value-type="string" table:style-name="ce1">
            <text:p>T2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0640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pince_seq2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1.2205</text:p>
          </table:table-cell>
          <table:table-cell office:value-type="string" table:number-columns-spanned="1" table:number-rows-spanned="10" table:style-name="ce5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_tigrinum_ind1_pince_seq4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6.0754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pince_seq5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6.117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pince_seq7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5.0762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pince_seq8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7.0747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pince_seq9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0.163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sans_pince_seq1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8.1157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sans_pince_seq3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0.113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sans_pince_seq4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7.1168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1_sans_pince_seq5_criquet_cropped</text:p>
          </table:table-cell>
          <table:table-cell office:value-type="string" table:style-name="ce1">
            <text:p>T3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0.163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2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8.2266</text:p>
          </table:table-cell>
          <table:table-cell office:value-type="string" table:number-columns-spanned="1" table:number-rows-spanned="11" table:style-name="ce5">
            <text:p>13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_tigrinum_ind2_pince_seq3_criquet_average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5.0762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6_criquet_flou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09.0734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7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6.1943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8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1008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9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3.1990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pince_seq10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30.1883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sans_pince_seq6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5.0391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sans_pince_seq8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5.143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sans_pince_seq10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3.2599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2_sans_pince_seq12_criquet_cropped</text:p>
          </table:table-cell>
          <table:table-cell office:value-type="string" table:style-name="ce1">
            <text:p>T4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1024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1_criquet_lumiere_bof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32.3065</text:p>
          </table:table-cell>
          <table:table-cell office:value-type="string" table:number-columns-spanned="1" table:number-rows-spanned="13" table:style-name="ce5">
            <text:p>13.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_tigrinum_ind3_pince_seq2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9.0378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3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066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4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9.0042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6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30.1883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7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float" office:value="125" table:style-name="ce1">
            <text:p>125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8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0656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9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17.0684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pince_seq10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0.0042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sans_pince_seq1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1.0372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sans_pince_seq2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4.0161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sans_pince_seq3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string" table:style-name="ce1">
            <text:p>122.0164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">
            <text:p>A_tigrinum_ind3_sans_pince_seq4_criquet_cropped</text:p>
          </table:table-cell>
          <table:table-cell office:value-type="string" table:style-name="ce1">
            <text:p>T5</text:p>
          </table:table-cell>
          <table:table-cell office:value-type="float" office:value="1000" table:style-name="ce2">
            <text:p>1000</text:p>
          </table:table-cell>
          <table:table-cell office:value-type="float" office:value="122" table:style-name="ce1">
            <text:p>122</text:p>
          </table:table-cell>
          <table:covered-table-cell/>
          <table:table-cell table:number-columns-repeated="16379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meta:initial-creator>Isabelle Toussaint</meta:initial-creator>
    <dc:creator>Isabelle Toussaint</dc:creator>
    <meta:creation-date>2023-11-17T13:52:32Z</meta:creation-date>
    <dc:date>2025-08-04T14:07:39Z</dc:date>
  </office:meta>
</office:document-meta>
</file>